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3de" officeooo:paragraph-rsid="00079d7a"/>
    </style:style>
    <style:style style:name="P2" style:family="paragraph" style:parent-style-name="Standard">
      <style:text-properties officeooo:rsid="000643de" officeooo:paragraph-rsid="000643de"/>
    </style:style>
    <style:style style:name="P3" style:family="paragraph" style:parent-style-name="Standard">
      <style:text-properties officeooo:rsid="00079d7a" officeooo:paragraph-rsid="00079d7a"/>
    </style:style>
    <style:style style:name="P4" style:family="paragraph" style:parent-style-name="Standard">
      <style:text-properties fo:font-style="normal" fo:font-weight="normal" officeooo:rsid="00079d7a" officeooo:paragraph-rsid="00079d7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rsid="000643de" officeooo:paragraph-rsid="0010f9ef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9e86e" style:font-style-asian="normal" style:font-weight-asian="normal" style:font-style-complex="normal" style:font-weight-complex="normal"/>
    </style:style>
    <style:style style:name="T3" style:family="text">
      <style:text-properties officeooo:rsid="00091dbc"/>
    </style:style>
    <style:style style:name="T4" style:family="text">
      <style:text-properties officeooo:rsid="000d9280"/>
    </style:style>
    <style:style style:name="T5" style:family="text">
      <style:text-properties officeooo:rsid="000e7527"/>
    </style:style>
    <style:style style:name="T6" style:family="text">
      <style:text-properties officeooo:rsid="000f6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→ <text:span text:style-name="T4">Im Classpath sucht die JVM nach libraries, also classes.</text:span></text:p>
      <text:p text:style-name="P2">→<text:span text:style-name="T5"> Dem Compiler sagen, wo er externe libraries findet “javac -cp“ (cp steht für classpath) </text:span></text:p>
      <text:p text:style-name="P5"><text:tab/>→<text:span text:style-name="T6"> Dadurch weiß der Compiler, welche .class Dateien mit der programm.java Datei</text:span></text:p>
      <text:p text:style-name="P5"><text:span text:style-name="T6"><text:tab/><text:tab/>gelinkt werden müssen, damit sie dynamisch in den RAM geladen werden können.</text:span></text:p>
      <text:p text:style-name="P5"><text:span text:style-name="T6"><text:tab/><text:tab/>Es werden alle .class Dateien gelinkt, die in der programm.java Datei importiert </text:span></text:p>
      <text:p text:style-name="P5"><text:span text:style-name="T6"><text:tab/><text:tab/>wurden. <text:s/></text:span></text:p>
      <text:p text:style-name="P2">→<text:span text:style-name="T5"> Der JVM sagen, wo sich die Externe librarie/class-files findet.</text:span></text:p>
      <text:p text:style-name="P1"/>
      <text:p text:style-name="P3">Beispiel:</text:p>
      <text:p text:style-name="P3"/>
      <text:p text:style-name="P3">javac -cp /<text:span text:style-name="T1">home/name/bibliotheken/bib1.jar: programm.</text:span><text:span text:style-name="T2">java</text:span></text:p>
      <text:p text:style-name="P4">java -cp /home/name/bibliotheken/bib1.jar: programm</text:p>
      <text:p text:style-name="P4"/>
      <text:p text:style-name="P4">statt -cp kann auch -classpath verw<text:span text:style-name="T3">e</text:span>nde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09:26:05.426767011</meta:creation-date>
    <meta:generator>LibreOffice/6.0.7.3$Linux_X86_64 LibreOffice_project/00m0$Build-3</meta:generator>
    <dc:date>2020-01-08T11:59:46.439469100</dc:date>
    <meta:editing-duration>PT2H5M5S</meta:editing-duration>
    <meta:editing-cycles>9</meta:editing-cycles>
    <meta:document-statistic meta:table-count="0" meta:image-count="0" meta:object-count="0" meta:page-count="1" meta:paragraph-count="11" meta:word-count="88" meta:character-count="629" meta:non-whitespace-character-count="541"/>
  </office:meta>
</office:document-meta>
</file>